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Black" svg:font-family="'Arial Black'" style:font-family-generic="swiss"/>
    <style:font-face style:name="Arial Black1" svg:font-family="'Arial Black'" style:font-family-generic="swiss" style:font-pitch="variable"/>
    <style:font-face style:name="MS Gothic" svg:font-family="'MS Gothic'"/>
    <style:font-face style:name="MS Gothic1" svg:font-family="'MS Gothic'" style:font-pitch="variable"/>
    <style:font-face style:name="Noto Sans" svg:font-family="'Noto Sans'" style:font-family-generic="swiss"/>
    <style:font-face style:name="Noto Sans CJK TC Regular" svg:font-family="'Noto Sans CJK TC Regular'"/>
    <style:font-face style:name="Noto Sans CJK TC Regular1" svg:font-family="'Noto Sans CJK TC Regular'" style:font-family-generic="swiss"/>
    <style:font-face style:name="Noto Sans Hebrew" svg:font-family="'Noto Sans Hebrew'"/>
    <style:font-face style:name="Noto Sans Hebrew1" svg:font-family="'Noto Sans Hebrew'" style:font-family-generic="swiss"/>
    <style:font-face style:name="Tahoma" svg:font-family="Tahoma"/>
    <style:font-face style:name="Tahoma1" svg:font-family="Tahoma" style:font-pitch="variable"/>
  </office:font-face-decls>
  <office:automatic-styles>
    <style:style style:name="P1" style:family="paragraph">
      <style:paragraph-properties fo:margin-left="0mm" fo:margin-right="0mm" fo:margin-top="0mm" fo:margin-bottom="0mm" fo:line-height="100%" fo:text-align="start" fo:text-indent="0m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gradient" draw:fill-color="#ffffa6" draw:fill-gradient-name="Gradient_20_2" draw:gradient-step-count="0" draw:opacity="100%"/>
      <style:paragraph-properties fo:margin-left="0mm" fo:margin-right="0mm" fo:margin-top="0mm" fo:margin-bottom="0mm" fo:line-height="100%" fo:text-align="start" fo:text-indent="0m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stroke-dash="Ultrafine_20_Dashed" svg:stroke-width="1.59mm" svg:stroke-color="#ffbf00" draw:marker-start="" draw:marker-start-width="4.99mm" draw:marker-start-center="false" draw:marker-end="" draw:marker-end-width="4.99mm" draw:marker-end-center="false" draw:stroke-linejoin="round" svg:stroke-linecap="round" draw:fill="gradient" draw:fill-color="#ffffa6" draw:fill-gradient-name="Gradient_20_2" draw:gradient-step-count="0" draw:opacity="100%" draw:textarea-horizontal-align="center" draw:textarea-vertical-align="middle" draw:auto-grow-height="false" draw:fit-to-size="false" style:shrink-to-fit="false" fo:min-height="31.5mm" fo:min-width="82.27mm" fo:padding-top="1.98mm" fo:padding-bottom="1.98mm" fo:padding-left="3.18mm" fo:padding-right="3.18mm" fo:wrap-option="wrap" draw:shadow="hidden" draw:shadow-offset-x="1.02mm" draw:shadow-offset-y="1.02mm" draw:shadow-color="#808080" draw:shadow-opacity="20%" style:writing-mode="lr-tb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ummy</text:p>
      <text:p text:style-name="Standard"><draw:custom-shape text:anchor-type="paragraph" draw:z-index="0" draw:name="myFontwork" draw:style-name="gr1" draw:text-style-name="P2" svg:width="88.61mm" svg:height="35.44mm" svg:x="20.06mm" svg:y="0.53mm">
     <text:p text:style-name="P1"><text:span text:style-name="T1">Happy Birthday</text:span></text:p>
     <draw:enhanced-geometry svg:viewBox="0 0 21600 21600" draw:mirror-horizontal="false" draw:mirror-vertical="false" draw:text-path="true" draw:text-path-mode="shape" draw:text-path-scale="path" draw:text-path-same-letter-heights="false" draw:text-areas="0 0 21600 21600" draw:type="fontwork-curve-up" draw:modifiers="9900" draw:enhanced-path="M 0 ?f0 C 4900 ?f1 11640 ?f2 21600 0 N M 0 ?f4 C 3700 21600 8500 21600 10100 21600 14110 21600 15910 21600 21600 ?f4 N">
      <draw:equation draw:name="f0" draw:formula="$0 "/>
      <draw:equation draw:name="f1" draw:formula="14250*?f0 /12170"/>
      <draw:equation draw:name="f2" draw:formula="12800*?f0 /12170"/>
      <draw:equation draw:name="f3" draw:formula="6380*?f0 /12170"/>
      <draw:equation draw:name="f4" draw:formula="21600-?f3 "/>
      <draw:handle draw:handle-position="left $0" draw:handle-range-y-minimum="0" draw:handle-range-y-maximum="12170"/>
     </draw:enhanced-geometry>
    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Black" svg:font-family="'Arial Black'" style:font-family-generic="swiss"/>
    <style:font-face style:name="Arial Black1" svg:font-family="'Arial Black'" style:font-family-generic="swiss" style:font-pitch="variable"/>
    <style:font-face style:name="MS Gothic" svg:font-family="'MS Gothic'"/>
    <style:font-face style:name="MS Gothic1" svg:font-family="'MS Gothic'" style:font-pitch="variable"/>
    <style:font-face style:name="Noto Sans" svg:font-family="'Noto Sans'" style:font-family-generic="swiss"/>
    <style:font-face style:name="Noto Sans CJK TC Regular" svg:font-family="'Noto Sans CJK TC Regular'"/>
    <style:font-face style:name="Noto Sans CJK TC Regular1" svg:font-family="'Noto Sans CJK TC Regular'" style:font-family-generic="swiss"/>
    <style:font-face style:name="Noto Sans Hebrew" svg:font-family="'Noto Sans Hebrew'"/>
    <style:font-face style:name="Noto Sans Hebrew1" svg:font-family="'Noto Sans Hebrew'" style:font-family-generic="swiss"/>
    <style:font-face style:name="Tahoma" svg:font-family="Tahoma"/>
    <style:font-face style:name="Tahoma1" svg:font-family="Tahoma" style:font-pitch="variable"/>
  </office:font-face-decls>
  <office:styles>
    <draw:gradient draw:name="Gradient_20_1" draw:display-name="Gradient 1" draw:style="radial" draw:cx="75%" draw:cy="20%" draw:start-color="#40e0d0" draw:end-color="#ff0000" draw:start-intensity="100%" draw:end-intensity="100%" draw:border="0%"/>
    <draw:gradient draw:name="Gradient_20_2" draw:display-name="Gradient 2" draw:style="radial" draw:cx="75%" draw:cy="20%" draw:start-color="#40e0d0" draw:end-color="#ff0000" draw:start-intensity="100%" draw:end-intensity="100%" draw:border="10%"/>
    <draw:stroke-dash draw:name="Ultrafine_20_Dashed" draw:display-name="Ultrafine Dashed" draw:style="rect" draw:dots1="1" draw:dots1-length="0.29mm" draw:dots2="1" draw:dots2-length="0.29mm" draw:distance="0.29mm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ans" fo:font-size="12pt" fo:language="de" fo:country="DE" style:letter-kerning="true" style:font-name-asian="Noto Sans CJK TC Regular1" style:font-size-asian="10.5pt" style:language-asian="ja" style:country-asian="JP" style:font-name-complex="Noto Sans Hebrew1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Noto Sans" fo:font-size="12pt" fo:language="de" fo:country="DE" style:letter-kerning="true" style:font-name-asian="Noto Sans CJK TC Regular1" style:font-size-asian="10.5pt" style:language-asian="ja" style:country-asian="JP" style:font-name-complex="Noto Sans Hebrew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Noto Sans" fo:font-family="'Noto Sans'" style:font-family-generic="swiss" fo:font-size="14pt" style:font-name-asian="Noto Sans CJK TC Regular1" style:font-family-asian="'Noto Sans CJK TC Regular'" style:font-family-generic-asian="swiss" style:font-size-asian="14pt" style:font-name-complex="Noto Sans Hebrew1" style:font-family-complex="'Noto Sans Hebrew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style:font-name-asian="Noto Sans CJK TC Regular1" style:font-family-asian="'Noto Sans CJK TC Regular'" style:font-family-generic-asian="swiss" style:font-size-asian="12pt" style:font-name-complex="Noto Sans Hebrew1" style:font-family-complex="'Noto Sans Hebrew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Noto Sans" fo:font-family="'Noto Sans'" style:font-family-generic="swiss" fo:font-size="12pt" fo:font-style="italic" style:font-name-asian="Noto Sans CJK TC Regular1" style:font-family-asian="'Noto Sans CJK TC Regular'" style:font-family-generic-asian="swiss" style:font-size-asian="12pt" style:font-style-asian="italic" style:font-name-complex="Noto Sans Hebrew1" style:font-family-complex="'Noto Sans Hebrew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style:font-name-asian="Noto Sans CJK TC Regular1" style:font-family-asian="'Noto Sans CJK TC Regular'" style:font-family-generic-asian="swiss" style:font-size-asian="12pt" style:font-name-complex="Noto Sans Hebrew1" style:font-family-complex="'Noto Sans Hebrew'" style:font-family-generic-complex="swis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color-table loext:name="LibreOffice">
        <loext:color loext:name="dk1" loext:color="#000000"/>
        <loext:color loext:name="lt1" loext:color="#ffffff"/>
        <loext:color loext:name="dk2" loext:color="#000000"/>
        <loext:color loext:name="l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link" loext:color="#0000ee"/>
        <loext:color loext:name="folHlink" loext:color="#551a8b"/>
      </loext:color-table>
    </loext:theme>
  </office:styles>
  <office:automatic-styles>
    <style:page-layout style:name="Mpm1">
      <style:page-layout-properties fo:page-width="148.01mm" fo:page-height="105mm" style:num-format="1" style:print-orientation="landscape" fo:margin-top="4.99mm" fo:margin-bottom="4.99mm" fo:margin-left="4.99mm" fo:margin-right="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7T20:31:28.577000000</meta:creation-date>
    <dc:title>A6quer</dc:title>
    <meta:editing-duration>PT9M4S</meta:editing-duration>
    <meta:editing-cycles>3</meta:editing-cycles>
    <meta:generator>BCommitContinue/7.6.0.0.alpha0$Windows_X86_64 LibreOffice_project/00a602ca8e75ab5cf050e092289ef7165b343165</meta:generator>
    <meta:initial-creator>Regina Henschel</meta:initial-creator>
    <dc:date>2023-03-07T20:51:21.698000000</dc:date>
    <dc:creator>Regina Henschel</dc:creator>
    <meta:document-statistic meta:table-count="0" meta:image-count="0" meta:object-count="0" meta:page-count="1" meta:paragraph-count="1" meta:word-count="1" meta:character-count="5" meta:non-whitespace-character-count="5"/>
    <meta:template xlink:type="simple" xlink:actuate="onRequest" xlink:title="A6quer" xlink:href="../../../../../../Build_forCommit/userContinue/user/template/A6quer.ott" meta:date="2023-03-07T20:31:26.749000000"/>
  </office:meta>
</office:document-meta>
</file>